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Dialogs/Standard/Startdialog.xml" manifest:media-type="text/xml"/>
  <manifest:file-entry manifest:full-path="Dialogs/Standard/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entury Schoolbook L" svg:font-family="'Century Schoolbook L'" style:font-adornments="Roma" style:font-pitch="variable"/>
    <style:font-face style:name="Courier New" svg:font-family="'Courier New'" style:font-family-generic="modern"/>
    <style:font-face style:name="DejaVu Sans" svg:font-family="'DejaVu Sans'" style:font-family-generic="system" style:font-pitch="variable"/>
    <style:font-face style:name="DejaVu Sans1" svg:font-family="'DejaVu Sans'" style:font-adornments="Normal" style:font-family-generic="swiss" style:font-pitch="variable"/>
    <style:font-face style:name="DejaVu Serif" svg:font-family="'DejaVu Serif'" style:font-adornments="Normal"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Symbol" svg:font-family="Symbol" style:font-family-generic="roman" style:font-pitch="variable" style:font-charset="x-symbol"/>
    <style:font-face style:name="URW Palladio L" svg:font-family="'URW Palladio L'" style:font-adornments="Bold" style:font-pitch="variable"/>
    <style:font-face style:name="URW Palladio L1" svg:font-family="'URW Palladio L'" style:font-adornments="Roma" style:font-pitch="variable"/>
    <style:font-face style:name="Wingdings" svg:font-family="Wingdings" style:font-pitch="variable" style:font-charset="x-symbol"/>
  </office:font-face-decls>
  <office:automatic-styles>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Header">
      <style:text-properties fo:font-size="10pt" style:text-underline-style="solid" style:text-underline-width="auto" style:text-underline-color="font-color" style:font-size-asian="10pt" style:font-size-complex="10pt"/>
    </style:style>
    <style:style style:name="P4" style:family="paragraph" style:parent-style-name="Header_20_left">
      <style:text-properties fo:font-size="10pt" style:text-underline-style="solid" style:text-underline-width="auto" style:text-underline-color="font-color" style:font-size-asian="10pt" style:font-size-complex="10pt"/>
    </style:style>
    <style:style style:name="P5" style:family="paragraph" style:parent-style-name="Quotations">
      <style:paragraph-properties fo:text-align="center" style:justify-single-word="false"/>
    </style:style>
    <style:style style:name="P6" style:family="paragraph" style:parent-style-name="Text_20_body">
      <style:text-properties officeooo:rsid="00b90046" officeooo:paragraph-rsid="00b90046"/>
    </style:style>
    <style:style style:name="P7" style:family="paragraph" style:parent-style-name="Text_20_body">
      <style:text-properties officeooo:paragraph-rsid="00be22fa"/>
    </style:style>
    <style:style style:name="P8" style:family="paragraph" style:parent-style-name="Text_20_body">
      <style:text-properties officeooo:rsid="00be22fa" officeooo:paragraph-rsid="00be22fa"/>
    </style:style>
    <style:style style:name="T1" style:family="text">
      <style:text-properties officeooo:rsid="00b90046"/>
    </style:style>
    <style:style style:name="T2" style:family="text">
      <style:text-properties officeooo:rsid="00bcec8a"/>
    </style:style>
    <style:style style:name="T3" style:family="text">
      <style:text-properties officeooo:rsid="00be22fa"/>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text:span text:style-name="T2">SIR </text:span></text:span><text:span text:style-name="Strong_20_Emphasis">Source Information Retrieval  (SIR)</text:span> - <text:line-break/>Searchable computer database</text:h>
      <text:p text:style-name="P7"><text:span text:style-name="T3">Read the original article:</text:span></text:p>
      <text:p text:style-name="P7"><text:a xlink:type="simple" xlink:href="https://www.wiseoldgoat.com/papers-scientology/hubbard_vs_nwo2_b.html#sir" text:style-name="Internet_20_link" text:visited-style-name="Visited_20_Internet_20_Link">https://www.wiseoldgoat.com/papers-scientology/hubbard_vs_nwo2_b.html#sir</text:a> </text:p>
      <text:p text:style-name="P8">this was translated into German:</text:p>
      <text:p text:style-name="P7"><text:span text:style-name="T1">hier ins DE übersetzt:</text:span></text:p>
      <text:p text:style-name="Text_20_body">Nicht so viele wissen tatsächlich von der Existenz dieses Systems. Dieses System ist das, was es zu sein scheint: 'Source (=LRH) Information Retrieval'.</text:p>
      <text:p text:style-name="Quotations">"Führungskräfte haben jetzt über de Computer Zugang zu allen verfügbaren LRH-Schriften und können jede dieser Quellenreferenzen in Sekundenschnelle aufrufen und abrufen." (aus 'KSW News 21', [1. Halbjahr 1987]) <text:s text:c="4"/></text:p>
      <text:p text:style-name="Text_20_body"/>
      <text:p text:style-name="Text_20_body">Es war Teil von INCOMM ('International Network of Computer Organized Management'). INCOMM wurde am 11. Juli 1982 geboren. Laut 'Was ist Scientology?' (Ausgabe 1992) bestand sein Zweck darin, "ein großes internationales Management-Computersystem einzurichten und zu betreiben, das bei der standardmäßigen Anwendung der Scientology-Politik und -Technologie hilft und dadurch eine schnelle Expansion ermöglicht".</text:p>
      <text:p text:style-name="Text_20_body">In der Broschüre 'Die Kommandokanäle der Scientology' (1988) heißt es weiter:</text:p>
      <text:p text:style-name="Quotations">"INCOMM verwaltet, betreibt und unterhält die Zentrale Computerbank. Die Zentrale Computerbank ist eine große Computereinrichtung, die dem Management viele verschiedene Arten von Computerprogrammen zur Verfügung stellt. Diese Programme erhöhen die Effektivität des Managements, so dass es der Org besser helfen kann, zu expandieren." <text:s text:c="7"/></text:p>
      <text:p text:style-name="Text_20_body"/>
      <text:p text:style-name="Text_20_body">Als Zukunftsperspektive:</text:p>
      <text:p text:style-name="P5">"ZUKUNFT <text:s text:c="3"/><text:tab/></text:p>
      <text:p text:style-name="Quotations">Echte Computer werden für das Scientology Management eingesetzt werden. Sie werden auf der Grundlage der OEC*-Richtlinien und der HCOBs programmiert und werden etwas haben, mit dem sie arbeiten können, das sehr vernünftig, logisch und überlebensfähig ist. Die Potentiale des Gesamtzeitspur-Computers werden für die ungeheuer mächtige Verwaltungspolitik der Scientology nutzbar gemacht werden, um zu helfen, diese Politik IN zu bekommen und die Produktion zu steigern." <text:s text:c="9"/>LRH <text:s text:c="3"/>(aus HCO PL 23 Nov 85 "INCOMM")</text:p>
      <text:p text:style-name="Text_20_body"><text:tab/> <text:s text:c="7"/></text:p>
      <text:p text:style-name="P6">Bericht von Michel Snoeck:</text:p>
      <text:p text:style-name="Text_20_body">Dieses "Source Information Retrieval"-System enthielt im Grunde alles, was jemals schrift<text:soft-page-break/>lich niedergelegt wurde, einschließlich der Abschriften aller aufgezeichneten gesprochenen Worte von L. Ron Hubbard (von anderen geschriebenes oder gesprochenes Material war nicht in diesem System enthalten). Es hatte verschiedene Einträge, wie LRH-Ratschläge, Tonbandabschriften, HCOBs, HCO PLs, LRH EDs, OODs (Orders of the Day) und so weiter. Sie konnten einige Wörter oder Teile von Sätzen eintippen und das System tauchte mit jeder Übereinstimmung in jeder Referenz auf. Ein sehr nützliches System, da es Ihnen den Kontext anzeigte, in dem diese Wörter oder Phrasen verwendet worden waren (ein Satz nach oben und ein Satz nach unten), wenn Sie also nach einer spezifischen LRH-Referenz über etwas suchten, dann fanden Sie sie wahrscheinlich, und das auch ziemlich schnell. Man konnte auch ganze Bandabschriften und alles andere auf diesem System lesen, wenn man wollte.</text:p>
      <text:p text:style-name="Text_20_body">Nicht jeder hatte tatsächlich Zugang zu diesem System. Es war nicht für die Öffentlichkeit zugänglich, und dann auch nur für einige Mitarbeiter. Verschiedene Führungskräfte hatten Zugang dazu, und einige, die dieses System für ihre Aufgaben in der Organisation nutzen konnten (normalerweise HCO-Personal und ähnliches). Es war auch so, dass man nur Zugang zu einem Teil der Datenbank hatte (dies bezog sich auf ihre Postenaufgaben). Nur sehr wenige hatten Zugriff auf das gesamte Arsenal des Systems. Eine Zeit lang war ich eine dieser Personen. Im Jahr 1989 arbeitete ich an einem Projekt zur Erstellung von Kursen (Checksheets) für Mitarbeiterposten. Man dachte, dass das System bei der Arbeit an einem solchen Projekt nützlich sein würde, und das war es auch.</text:p>
      <text:p text:style-name="Text_20_body">Das war also im Jahr 1989, und das System war schon damals sehr umfangreich. Ich kann mich nicht erinnern, dass es Referenzen gab, die ich nicht finden konnte. Ein paar Mal stieß ich jedoch auf Rechtschreibfehler, die ich meldete, damit sie korrigiert werden konnten. Das System war also noch nicht ganz fehlerfrei. Nun wäre ein solches System für jeden, der diese Technologie nutzt, sehr brauchbar, sowohl für Mitarbeiter als auch für die Öffentlichkeit. Sie wären dann nicht mehr gezwungen, all diese dicken Buchbände und deren Indizes zu durchsuchen, um irgendeine Referenz zu finden. Ja, das würde zweifellos eine Menge Zeit sparen und wäre auch sehr bequem.</text:p>
      <text:p text:style-name="Text_20_body"/>
      <text:p text:style-name="Text_20_body">So etwas gibt es bereits für Jiddu Krishnamurti (erschienen Januar 1992): …</text:p>
      <text:p text:style-name="Quotations">"Wir freuen uns, mitteilen zu können, dass die jahrelange Transkription, Zusammenstellung, Bearbeitung, Entwicklung und Prüfung abgeschlossen ist. Die Textsammlung und der Index sind jetzt verfügbar. Zum ersten Mal ist der Text aller Lehren Krishnamurtis, der zweihundert einzelnen Büchern entspricht, in einem Format auf einer einzigen CD zusammengefasst.</text:p>
      <text:p text:style-name="Quotations">Krishnamurti hatte im Laufe der Jahre viele verschiedene Begegnungen: öffentliche Vorträge, Dialoge, Seminare, Frage- und Antwortrunden und Gespräche. Die Textsammlung enthält alle seine Lehren aus einem Zeitraum von dreiundfünfzig Jahren. Sie enthält nicht nur alle seine Bücher, sondern auch bisher unveröffentlichte Abschriften von Audio- und Videokassetten und sogar frühe Wortprotokolle, die nie allgemein zugänglich gemacht wurden.</text:p>
      <text:p text:style-name="Quotations">Eine so große Textmenge braucht eine Möglichkeit, das Gewünschte zu finden. In den letzten zwei Jahren wurde ein spezielles Computer-Indexierungspro<text:soft-page-break/>gramm entwickelt. Jedes Wort wird indiziert, so dass der Benutzer jedes Thema, jeden Satz, jeden Namen oder jedes Wort innerhalb von Sekunden finden kann. Ein ganzer Text kann gelesen werden, oder der Index extrahiert und markiert automatisch relevante Passagen zu jedem Thema. Ein spezielles Bewertungssystem sorgt dafür, dass Texte von größerer Bedeutung zuerst sortiert und präsentiert werden.</text:p>
      <text:p text:style-name="Quotations">Inhalt:</text:p>
      <text:p text:style-name="Quotations">Frühe Ausführliche Berichte (1933-1967) - 3,3 Millionen Wörter</text:p>
      <text:p text:style-name="Quotations">Herausgegebene Publikationen - 2,9 Millionen Wörter (Bücher und Broschüren 1953-1988)</text:p>
      <text:p text:style-name="Quotations">Abschriften von Aufnahmen - 4,1 Millionen Wörter (Audio und Video (1965-1980)"</text:p>
      <text:p text:style-name="Quotations">(von promo Krishnamurti Foundation Trust) </text:p>
      <text:p text:style-name="Text_20_body">Es ist anzumerken, dass es sich dabei um eine "geschützte", durchsuchbare Datenbank handelte, d.h. du konntest den Text nicht an einen anderen Ort kopieren oder ausdrucken.</text:p>
      <text:p text:style-name="Text_20_body"/>
      <text:p text:style-name="Text_20_body">Nun stellt sich die Frage, warum so etwas nicht auch für das LRH-Material herausgegeben wurde? Wir wissen jetzt, dass eine voll funktionsfähige CD-ROM-Datenbank, die für eine solche Initiative benötigt wird, bereits 1989 existierte. Alles, was in den Buchveröffentlichungen und in der Datenbank enthalten ist, könnte in einer solchen durchsuchbaren Datenbank zusammengestellt und ganz einfach in das CD-ROM-Format übertragen werden. Zum Beispiel für verwaltungstechnische Themen (einschließlich aller HCO PLs), eine für technische Fragen (einschließlich aller HCOBs) und eine für Zeitschriftenartikel und verschiedene Schriften, oder so ähnlich. Alles, was veröffentlicht wurde, ist eine einzige CD-ROM, und die gab es nur, wenn du eine andere neue Version von 3 Bänden mit Richtlinien für die Verwaltung (erschienen 2001) gekauft hast. Auf dieser CDROM, die diesen 3 Bänden der "The Management Series" beilag, befanden sich die Richtlinienbriefe aus Band 0 (Basisband für Mitarbeiter) der "The Organization Executive Course"-Reihe, zusammen mit diesen 3 Managementbänden. Sie enthält "... eine Suchfunktion, mit der du jede Referenz in Sekundenschnelle finden kannst. Umfassendes Sachregister sowie alphabetische und chronologische Auflistungen.". Zurzeit ist dies noch alles, was auf CD-ROM verfügbar ist.</text:p>
      <text:p text:style-name="Text_20_body">Warum also nicht den Zugang zu den Richtlinien und Schriften von L. Ron Hubbard erleichtern, wie es bereits vor 12 Jahren für Jiddu Krishnamurti getan wurde? Warum ist das noch nicht geschehen? Die Vorteile wären doch unbestreitbar, oder denken einige, dass sie aus irgendeinem Grund nicht wollen, dass dies geschieht? Manche mögen sagen, dass ich die Dinge hier zu kritisch betrachte. Aber dann müssen wir uns fragen:</text:p>
      <text:p text:style-name="Quotations">"Ist es wünschenswert, eine solche Datenbank auf CD-ROM zu haben?" <text:s text:c="7"/></text:p>
      <text:p text:style-name="Text_20_body">Die Antwort darauf wäre:</text:p>
      <text:p text:style-name="Quotations">"Ja!" <text:s text:c="7"/></text:p>
      <text:p text:style-name="Text_20_body">Dann fragen wir:</text:p>
      <text:p text:style-name="Quotations"><text:soft-page-break/>"Haben wir eine solche Datenbank auf CD-ROM, die wir der Scientology Öffentlichkeit zur Verfügung stellen können?"</text:p>
      <text:p text:style-name="Text_20_body">Die Antwort lautet:</text:p>
      <text:p text:style-name="Quotations">"Haben wir nicht!"</text:p>
      <text:p text:style-name="Text_20_body">Wir könnten das noch weiter ausführen...</text:p>
      <text:p text:style-name="Text_20_body">Wir fragen: <text:s text:c="8"/><text:tab/></text:p>
      <text:p text:style-name="Quotations">"Warum haben wir keine solche durchsuchbare Datenbank für die Nutzung zur Verfügung? Vor allem für technische Referenzen wie HCOBs und Bandvorlesungen wie SHSBC!"</text:p>
      <text:p text:style-name="Text_20_body">Vorgeschlagene Antworten:</text:p>
      <text:p text:style-name="Quotations">"Liegt es daran, dass man in den gesammelten Nachschlagewerken, die HEUTE verwendet werden und die trotzdem ALLE als gültig angesehen werden, Unstimmigkeiten finden würde? Weil man darin widersprüchliche Daten finden würde, die sehr leicht auftauchen würden, WENN es eine solche Datenbank gäbe? Wahrscheinlich ja...</text:p>
      <text:p text:style-name="Quotations">Aber könnte es auch sein, dass es heute schwieriger ist, herauszufinden, ob ein Zitat aus dem Zusammenhang gerissen wurde? Vielleicht ist das auch so, weil heutzutage Zitate von L. Ron Hubbard, die wir in den verschiedenen Promos, Zeitschriften und anderen finden, ohne die Quelle angegeben werden, aus der sie stammen."</text:p>
      <text:p text:style-name="Text_20_body">Was werden wir mit den Qual-Bibliotheken machen? <text:s/>(einschließlich SIR-System)</text:p>
      <text:p text:style-name="Text_20_body">Die Antwort darauf ist eigentlich ziemlich offensichtlich. Wir haben die Anweisungen von L. Ron Hubbard, wie wir das angehen sollen. In der heutigen Zeit sind viele dieser Originalmaterialien jedoch ziemlich selten geworden und haben einen antiquarischen Wert bekommen. Ein weiteres Problem ist, dass wir nicht alle Originale in ausreichender Menge finden werden, um jede Qual-Bücherei auf diesem Planeten zu füllen. Welche Lösung können wir also vorschlagen? Nun ..., wir scannen alle Originalmaterialien mit einem Scanner ein, stellen einen Computer in die Qual-Bibliothek und bauen dann eine Art Indexsystem auf, in dem du suchen kannst. Wenn du gefunden hast, was du suchst, kannst du den Scan auf dem Computerbildschirm lesen. Wenn jemand etwas ausdrucken möchte, dann sollte das für die Studenten oder Forscher möglich sein (natürlich mit einer fairen Gegenleistung für jeden Ausdruck). Die größeren öffentlichen Bibliotheken bieten ihren Besuchern ein solches System an, und das lässt sich ziemlich einfach realisieren. Du erstellst einen Master dieses Systems, der dann an alle Scientology Organisationen auf diesem Planeten verteilt werden kann.</text:p>
      <text:p text:style-name="Text_20_body">Die Frage, die hier gestellt werden muss, lautet: "Warum werden keinerlei Anstrengungen unternommen, dies tatsächlich in die Tat umzusetzen?". Genau das Gegenteil ist der Fall. Wir haben diese Anweisungen von L. Ron Hubbard, wie wir vorgehen sollen. Wenn du also der Meinung bist, dass dies der richtige Weg ist, dann lass deine Stimme hören!</text:p>
      <text:p text:style-name="Text_20_body">Und wenn du schon dabei bist, könntest du einen zweiten Computer in der Qual Library aufstellen. Und auf diesem Computer kann dann das SIR-System installiert werden. Das Remi<text:soft-page-break/>meo und die BPI (Broad Publication Issue) und so weiter sollten für alle Scientologen durchsuchbar sein. Auf die nicht BPI und die als begrenzt betrachtete Verteilung sollte dann nur über ein Login in das System zugegriffen werden, das ein Passwort für diejenigen erfordert, die die Erlaubnis dazu haben. Wir haben bereits seit einiger Zeit ein funktionierendes System wie dieses. Die Frage, die man sich hier stellen muss, ist auch die: "Warum wurde das SIR-System nicht auf breiter Ebene eingeführt?". Noch einmal: Wenn du der Meinung bist, dass ein solches System den Studierenden und der Scientology Öffentlichkeit zur Verfügung gestellt werden sollte, dann lass deine Stimme hören!</text:p>
      <text:p text:style-name="Text_20_body">Du siehst, wenn du den Zugang zu all diesem Material auf diese Weise erleichterst, dann wirst du auch die Informationen finden, die du suchst, und zwar ziemlich schnell. Das wird mit Sicherheit auch deinen Wissensstand enorm verbessern. Die Herausgabe der vorliegenden Publikationsreihe über L. Ron Hubbard und die Geschichte jener früheren Tage hat durchaus ihren Nutzen, denn sie ist unabdingbar, um das authentische Material, das damals herausgegeben wurde, tatsächlich einsehen zu können. Einmal fragte ich einen Mitarbeiter, der in der Qualifikationsabteilung einer fortgeschrittenen Organisation arbeitete: "Habt ihr irgendwo einen Bestand, in dem ich frühere Versionen verschiedener Referenzen einsehen kann?". Zu meinem Erstaunen erhielt ich die Antwort: "Wir bewahren keine alten Sachen auf.". Und ich dachte, dass das einfach großartig war!</text:p>
      <text:p text:style-name="Text_20_body">Eine weitere Beobachtung, die ich machte, war, dass die jüngeren Mitarbeiter ein Problem damit haben, dass nicht alle Informationen tatsächlich in diesen aktuellen Buchveröffentlichungen zu finden sind. Und ich dachte, dass diese Personen nicht einmal zu wissen scheinen, dass die Organisation, für die sie arbeiten, eigentlich eine Geschichte hat. Eine Geschichte, in der viele Scientologen aktiv an der Entwicklung von technischer Materie und Richtlinien mitgearbeitet haben. Einmal bat mich ein Mitarbeiter der Sea Org um eine Referenz, in der L. Ron Hubbard die von anderen entwickelten Vorgehensweisen und Verfahren gewürdigt hatte (und fragte mich, ob er das jemals getan hätte). Und ich dachte: "Weiß dieser Typ denn gar nichts?". Es macht mich traurig, dass einige dieses historische Wissen nicht haben. Obwohl es eigentlich nicht verwunderlich ist, wenn man dieses frühe Material nicht in der Qual Library zur Verfügung stellt!</text:p>
      <text:p text:style-name="Text_20_body">Nun, wir müssen das Bewusstsein dieser Menschen für diese Dinge schärfen!</text:p>
      <text:p text:style-name="Text_20_body">Wie stellt man fest, dass etwas wirklich von L. Ron Hubbard stammt?</text:p>
      <text:p text:style-name="Text_20_body">Ich glaube, es gibt nur eine Möglichkeit, so etwas festzustellen. Wir müssen es ans Licht bringen. Es werden uns kaum Originale gezeigt, und so kann irgendjemand etwas herausgeben und behaupten, dass L. Ron Hubbard das geschrieben hat. In Wirklichkeit ist es so, dass eine ganze Reihe von Materialien, die in der Vergangenheit veröffentlicht wurden, die Unterschrift von L. Ron Hubbard trugen, nur um dann in späteren Jahren dementiert zu werden.</text:p>
      <text:p text:style-name="Text_20_body">Auf dieser und verschiedenen anderen Seiten zeige ich deutlich, dass es fragwürdige Praktiken bei der Zuschreibung von Referenzen an L. Ron Hubbard gegeben hat. Außerdem wird die tatsächliche Echtheit verschiedener epochaler Referenzen, die in den frühen 80er Jahren veröffentlicht wurden, in Frage gestellt. Hier geht es nicht darum, kritisch zu sein und Dinge in Frage zu stellen, sondern darum, sicherzustellen, dass wir auch in Zukunft die richtige Technologie haben werden! Das heißt, wir haben die Verantwortung, Fragen zu stellen und nachprüfbare Unterlagen zu erhalten, wenn einige Dinge geändert werden oder <text:soft-page-break/>wenn neue Vorgehensweisen eingeführt werden.</text:p>
      <text:p text:style-name="Text_20_body">Nach den Informationen, die ich habe, wurde der Großteil aller Richtlinien, technischen Merkblätter und dergleichen tatsächlich handschriftlich verfasst. Und wenn wir uns das belletristische Vermächtnis von L. Ron Hubbard ansehen, scheinen sie tatsächlich maschinell geschrieben zu sein. Könnte es einen Grund dafür geben, dass das so ist? Könnte es sein, dass L. Ron Hubbard vorausgesehen hat, dass es in Zukunft notwendig sein würde, seine Urheberschaft für diese Veröffentlichungen nachzuweisen? Das mag so sein oder auch nicht.</text:p>
      <text:p text:style-name="Text_20_body">Einige werden verstehen müssen, dass die Verantwortung nicht einigen einzelnen Personen übertragen wird, nein, sie wird jedem Einzelnen von uns übertragen! Ich wiederhole: jeder Einzelne! Hier müssen wir daran erinnert werden, was in der Bekanntmachung über die Neuausgabe vom 15. Juni 1970 im HCO PL 7 Feb 65 "Keeping Scientology Working" steht, in dem es heißt: (Unterstreichung von mir)</text:p>
      <text:p text:style-name="Quotations">"Anmerkung: Die Vernachlässigung dieses PL hat die Mitarbeiter in große Bedrängnis gebracht, unzählige Millionen gekostet und es 1970 notwendig gemacht, eine umfassende, internationale Anstrengung zu unternehmen, um die Grundlagen der Scientology auf der ganzen Welt wiederherzustellen. Innerhalb von 5 Jahren nach der Herausgabe dieses PL, als ich nicht mehr in der Leitung war, hatte die Verletzung fast alle Orgs zerstört." <text:s text:c="9"/>LRH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entury Schoolbook L" svg:font-family="'Century Schoolbook L'" style:font-adornments="Roma" style:font-pitch="variable"/>
    <style:font-face style:name="Courier New" svg:font-family="'Courier New'" style:font-family-generic="modern"/>
    <style:font-face style:name="DejaVu Sans" svg:font-family="'DejaVu Sans'" style:font-family-generic="system" style:font-pitch="variable"/>
    <style:font-face style:name="DejaVu Sans1" svg:font-family="'DejaVu Sans'" style:font-adornments="Normal" style:font-family-generic="swiss" style:font-pitch="variable"/>
    <style:font-face style:name="DejaVu Serif" svg:font-family="'DejaVu Serif'" style:font-adornments="Normal"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Symbol" svg:font-family="Symbol" style:font-family-generic="roman" style:font-pitch="variable" style:font-charset="x-symbol"/>
    <style:font-face style:name="URW Palladio L" svg:font-family="'URW Palladio L'" style:font-adornments="Bold" style:font-pitch="variable"/>
    <style:font-face style:name="URW Palladio L1" svg:font-family="'URW Palladio L'" style:font-adornments="Roma"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style:contextual-spacing="false" fo:line-height="115%" fo:text-align="justify" style:justify-single-word="false" fo:hyphenation-ladder-count="no-limit" style:page-number="auto" style:shadow="none" style:vertical-align="middle" style:writing-mode="page">
        <style:tab-stops/>
      </style:paragraph-properties>
      <style:text-properties style:font-name="DejaVu Serif" fo:font-family="'DejaVu Serif'" style:font-style-name="Normal" style:font-family-generic="roman" style:font-pitch="variable" fo:font-size="10pt" fo:language="de" fo:country="DE" style:font-size-asian="10.5pt" fo:hyphenate="tru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cm" fo:margin-bottom="0cm" style:contextual-spacing="false" fo:text-align="center" style:justify-single-word="false" style:page-number="auto" fo:keep-with-next="always" style:writing-mode="page"/>
      <style:text-properties style:font-name="URW Palladio L1" fo:font-family="'URW Palladio L'" style:font-style-name="Roma" style:font-pitch="variable" fo:font-size="14pt" style:font-name-asian="DejaVu Sans"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99cm" style:contextual-spacing="false" fo:line-height="115%" fo:text-align="justify" style:justify-single-word="false" fo:hyphenation-ladder-count="no-limit" style:page-number="auto" style:writing-mode="page"/>
      <style:text-properties fo:font-variant="normal" fo:text-transform="none" style:font-name="DejaVu Serif" fo:font-family="'DejaVu Serif'" style:font-style-name="Normal" style:font-family-generic="roman" style:font-pitch="variable" fo:font-size="10pt" fo:font-weight="normal"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3cm" fo:margin-bottom="0.3cm" style:contextual-spacing="false" fo:text-align="start" style:justify-single-word="false" fo:text-indent="0cm" style:auto-text-indent="false" style:page-number="auto" style:writing-mode="page"/>
      <style:text-properties fo:font-variant="normal" fo:text-transform="none" style:font-name="DejaVu Serif" fo:font-family="'DejaVu Serif'" style:font-style-name="Normal" style:font-family-generic="roman" style:font-pitch="variable" fo:font-size="18pt" fo:font-weight="normal" style:font-size-asian="130%" style:font-weight-asian="bold" style:font-size-complex="130%" style:font-weight-complex="bold"/>
    </style:style>
    <style:style style:name="Heading_20_2" style:display-name="Heading 2" style:family="paragraph" style:parent-style-name="Heading" style:default-outline-level="2" style:class="text" style:master-page-name="">
      <style:paragraph-properties fo:margin-left="0cm" fo:margin-right="0cm" fo:margin-top="0.3cm" fo:margin-bottom="0.3cm" style:contextual-spacing="false" fo:text-align="start" style:justify-single-word="false" fo:text-indent="0cm" style:auto-text-indent="false" style:page-number="auto" style:writing-mode="page"/>
      <style:text-properties fo:font-variant="normal" fo:text-transform="none" style:font-name="DejaVu Serif" fo:font-family="'DejaVu Serif'" style:font-style-name="Normal" style:font-family-generic="roman" style:font-pitch="variable" fo:font-size="16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31cm" style:contextual-spacing="false" fo:text-align="start" style:justify-single-word="false" fo:text-indent="0cm" style:auto-text-indent="false" style:page-number="auto" style:writing-mode="page"/>
      <style:text-properties fo:font-variant="normal" fo:text-transform="none" style:use-window-font-color="true" loext:opacity="0%" style:font-name="DejaVu Serif" fo:font-family="'DejaVu Serif'" style:font-style-name="Normal" style:font-family-generic="roman" style:font-pitch="variable"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31cm" style:contextual-spacing="false" fo:text-align="start" style:justify-single-word="false" fo:text-indent="0cm" style:auto-text-indent="false" style:page-number="auto" style:writing-mode="page"/>
      <style:text-properties style:use-window-font-color="true" loext:opacity="0%" style:font-name="DejaVu Sans1" fo:font-family="'DejaVu Sans'" style:font-style-name="Normal" style:font-family-generic="swiss" style:font-pitch="variable" fo:font-size="12pt" fo:font-style="normal" fo:font-weight="normal" style:font-size-asian="95%" style:font-style-asian="italic" style:font-weight-asian="normal"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cm" fo:margin-right="0cm" fo:margin-top="0cm" fo:margin-bottom="0cm" style:contextual-spacing="false" fo:text-align="start" style:justify-single-word="false" fo:text-indent="0cm" style:auto-text-indent="false" style:page-number="auto" style:writing-mode="page"/>
      <style:text-properties style:font-name="DejaVu Sans1" fo:font-family="'DejaVu Sans'" style:font-style-name="Normal" style:font-family-generic="swiss" style:font-pitch="variable" fo:font-size="11pt" fo:font-weight="normal" style:font-size-asian="85%" style:font-weight-asian="bold" style:font-size-complex="8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writing-mode="page">
        <style:tab-stops>
          <style:tab-stop style:position="8.795cm" style:type="center"/>
          <style:tab-stop style:position="17.59cm" style:type="right"/>
        </style:tab-stops>
      </style:paragraph-properties>
      <style:text-properties style:font-size-asian="10.5pt"/>
    </style:style>
    <style:style style:name="Endnote" style:family="paragraph" style:parent-style-name="Standard" style:class="extra">
      <style:paragraph-properties fo:margin-left="0.598cm" fo:margin-right="0cm" fo:text-indent="-0.598cm" style:auto-text-indent="false" text:number-lines="false" text:line-number="0" style:writing-mode="page"/>
      <style:text-properties fo:font-size="9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fo:font-size="9pt" style:font-size-asian="10pt" style:font-size-complex="10pt"/>
    </style:style>
    <style:style style:name="Quotations" style:family="paragraph" style:parent-style-name="Standard" style:class="html">
      <style:paragraph-properties fo:margin-left="1cm" fo:margin-right="1cm" fo:margin-top="0cm" fo:margin-bottom="0.3cm" style:contextual-spacing="false" fo:text-indent="0cm" style:auto-text-indent="false" style:writing-mode="page"/>
      <style:text-properties style:font-size-asian="10.5pt"/>
    </style:style>
    <style:style style:name="Title" style:family="paragraph" style:parent-style-name="Heading" style:next-style-name="Text_20_body" style:class="chapter">
      <style:paragraph-properties fo:text-align="center" style:justify-single-word="false" style:writing-mode="page"/>
      <style:text-properties fo:font-variant="small-caps" style:font-name="URW Palladio L" fo:font-family="'URW Palladio L'" style:font-style-name="Bold"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cm" fo:margin-bottom="0cm" style:contextual-spacing="false" fo:text-align="center" style:justify-single-word="false" style:writing-mode="page"/>
      <style:text-properties fo:font-size="12pt" style:font-size-asian="18pt" style:font-size-complex="18pt"/>
    </style:style>
    <style:style style:name="Text_20_body_20_indent" style:display-name="Text body indent" style:family="paragraph" style:parent-style-name="Text_20_body" style:class="text">
      <style:paragraph-properties fo:margin-left="0.499cm" fo:margin-right="0cm" fo:text-indent="0cm" style:auto-text-indent="false" style:writing-mode="page"/>
      <style:text-properties style:font-size-asian="10.5pt"/>
    </style:style>
    <style:style style:name="Table_20_Contents" style:display-name="Table Contents" style:family="paragraph" style:parent-style-name="Standard" style:class="extra">
      <style:paragraph-properties text:number-lines="false" text:line-number="0" style:writing-mode="page"/>
      <style:text-properties style:font-name="URW Palladio L1" fo:font-family="'URW Palladio L'" style:font-style-name="Roma" style:font-pitch="variable" style:font-size-asian="10.5pt"/>
    </style:style>
    <style:style style:name="Header" style:family="paragraph" style:parent-style-name="Standard" style:class="extra">
      <style:paragraph-properties text:number-lines="false" text:line-number="0" style:writing-mode="page">
        <style:tab-stops>
          <style:tab-stop style:position="8.255cm" style:type="center"/>
          <style:tab-stop style:position="16.51cm" style:type="right"/>
        </style:tab-stops>
      </style:paragraph-properties>
      <style:text-properties style:font-name="DejaVu Serif" fo:font-family="'DejaVu Serif'" style:font-style-name="Normal" style:font-family-generic="roman" style:font-pitch="variable" style:font-size-asian="10.5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writing-mode="page" style:join-border="false"/>
      <style:text-properties style:font-name="Century Schoolbook L" fo:font-family="'Century Schoolbook L'" style:font-style-name="Roma" style:font-pitch="variable"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writing-mode="pag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ignature" style:family="paragraph" style:parent-style-name="Text_20_body" style:class="text">
      <style:paragraph-properties fo:margin-left="9.962cm" fo:margin-right="0cm" fo:margin-top="0cm" fo:margin-bottom="0cm" style:contextual-spacing="false" fo:text-indent="0cm" style:auto-text-indent="false" style:writing-mode="page"/>
      <style:text-properties officeooo:rsid="005af153"/>
    </style:style>
    <style:style style:name="First_20_line_20_indent" style:display-name="First line indent" style:family="paragraph" style:parent-style-name="Text_20_body" style:class="text">
      <style:paragraph-properties fo:margin-left="0cm" fo:margin-right="0cm" fo:text-indent="0.499cm" style:auto-text-indent="false" style:writing-mode="page"/>
      <style:text-properties fo:font-size="12pt" style:font-size-asian="10.5pt"/>
    </style:style>
    <style:style style:name="Hanging_20_indent" style:display-name="Hanging indent" style:family="paragraph" style:parent-style-name="Text_20_body" style:class="text">
      <style:paragraph-properties fo:margin-left="1cm" fo:margin-right="0cm" fo:text-indent="-0.499cm" style:auto-text-indent="false" style:writing-mode="page">
        <style:tab-stops>
          <style:tab-stop style:position="0cm"/>
        </style:tab-stops>
      </style:paragraph-properties>
      <style:text-properties style:font-size-asian="10.5pt"/>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istribution" style:family="paragraph" style:parent-style-name="Standard" style:next-style-name="Text_20_body" style:master-page-name="">
      <style:paragraph-properties style:page-number="auto" style:writing-mode="page"/>
      <style:text-properties style:font-name="DejaVu Serif" fo:font-family="'DejaVu Serif'" style:font-style-name="Normal" style:font-family-generic="roman" style:font-pitch="variable" fo:font-size="10pt" style:font-size-asian="10.5pt"/>
    </style:style>
    <style:style style:name="Quotation_20_Tech" style:display-name="Quotation Tech" style:family="paragraph" style:parent-style-name="Quotations" style:next-style-name="Text_20_body">
      <style:paragraph-properties fo:text-align="justify" style:justify-single-word="false" style:writing-mode="page"/>
      <style:text-properties fo:color="#cc0000" loext:opacity="100%"/>
    </style:style>
    <style:style style:name="Quotation_20_Policy" style:display-name="Quotation Policy" style:family="paragraph" style:parent-style-name="Quotations">
      <style:paragraph-properties fo:text-align="justify" style:justify-single-word="false" style:writing-mode="page"/>
      <style:text-properties fo:color="#006600" loext:opacity="100%"/>
    </style:style>
    <style:style style:name="Illustration_20_Index_20_Heading" style:display-name="Illustration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6" style:display-name="Heading 6" style:family="paragraph" loext:hidden="true" style:hidden="true"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10" style:display-name="Heading 10" style:family="paragraph" loext:hidden="true" style:hidden="true"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loext:hidden="true" style:hidden="true"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Quotation_20_Directive" style:display-name="Quotation Directive" style:family="paragraph" style:parent-style-name="Quotations">
      <style:paragraph-properties fo:text-align="justify" style:justify-single-word="false" style:writing-mode="page"/>
      <style:text-properties fo:color="#000099" loext:opacity="100%" style:font-size-asian="10.5pt"/>
    </style:style>
    <style:style style:name="Salutation" style:family="paragraph" style:parent-style-name="Standard" style:class="text">
      <style:paragraph-properties text:number-lines="false" text:line-number="0"/>
    </style:style>
    <style:style style:name="Footer_20_right" style:display-name="Footer right" style:family="paragraph" style:parent-style-name="Standard" style:class="extra">
      <style:paragraph-properties text:number-lines="false" text:line-number="0" style:writing-mode="page">
        <style:tab-stops>
          <style:tab-stop style:position="8.255cm" style:type="center"/>
          <style:tab-stop style:position="16.51cm" style:type="right"/>
        </style:tab-stops>
      </style:paragraph-properties>
      <style:text-properties style:font-size-asian="10.5pt"/>
    </style:style>
    <style:style style:name="Sender" style:family="paragraph" style:parent-style-name="Standard" style:class="extra">
      <style:paragraph-properties fo:margin-top="0cm" fo:margin-bottom="0.106cm" style:contextual-spacing="false" text:number-lines="false" text:line-number="0" style:writing-mode="page"/>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_20_Squirrel" style:display-name="Quotation Squirrel" style:family="paragraph" style:parent-style-name="Quotation_20_Tech">
      <style:paragraph-properties style:writing-mode="page"/>
      <style:text-properties fo:color="#cc00cc" loext:opacity="100%" fo:text-shadow="none" fo:font-weight="normal" style:font-size-asian="10.5pt"/>
    </style:style>
    <style:style style:name="Quotation_20_Neutral" style:display-name="Quotation Neutral" style:family="paragraph" style:parent-style-name="Quotation_20_Policy">
      <style:paragraph-properties style:writing-mode="page"/>
      <style:text-properties fo:color="#333333" loext:opacity="100%" fo:text-shadow="none" officeooo:rsid="005af153"/>
    </style:style>
    <style:style style:name="Copyright" style:family="paragraph" style:parent-style-name="Signature">
      <style:paragraph-properties fo:margin-left="0cm" fo:margin-right="0cm" fo:text-align="start" style:justify-single-word="false" fo:text-indent="0cm" style:auto-text-indent="false" style:writing-mode="page"/>
      <style:text-properties fo:font-size="9pt" fo:font-weight="normal" officeooo:rsid="00632d08" style:font-size-asian="10.5pt"/>
    </style:style>
    <style:style style:name="Header_20_left" style:display-name="Header left" style:family="paragraph" style:parent-style-name="Header" style:class="extra">
      <style:paragraph-properties text:number-lines="false" text:line-number="0">
        <style:tab-stops>
          <style:tab-stop style:position="8.255cm" style:type="center"/>
          <style:tab-stop style:position="16.5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 style:family="paragraph" style:parent-style-name="Caption" style:class="extra"/>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ReferenceName" style:family="text">
      <style:text-properties fo:font-variant="small-caps" style:font-name="URW Palladio L1" fo:font-family="'URW Palladio L'" style:font-style-name="Roma" style:font-pitch="variable" fo:font-size="12pt" fo:font-style="normal" fo:font-weight="normal" officeooo:rsid="003c0e7d" style:font-size-asian="10.5pt" style:font-style-asian="normal" style:font-style-complex="norma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Emphasis" style:family="text">
      <style:text-properties fo:font-style="italic" style:font-style-asian="italic" style:font-style-complex="italic"/>
    </style:style>
    <style:style style:name="Titel-kapitälchen" style:family="text">
      <style:text-properties fo:font-variant="small-caps" style:font-name="DejaVu Serif" fo:font-family="'DejaVu Serif'" style:font-style-name="Normal" style:font-family-generic="roman" style:font-pitch="variable" fo:font-size="10pt" fo:language="en" fo:country="US" fo:font-weight="normal" officeooo:rsid="009803ea" style:font-size-asian="10.5pt" style:font-weight-asian="normal" style:font-weight-complex="norma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P3" style:family="paragraph" style:parent-style-name="Header">
      <style:text-properties fo:font-size="10pt" style:text-underline-style="solid" style:text-underline-width="auto" style:text-underline-color="font-color" style:font-size-asian="10pt" style:font-size-complex="10pt"/>
    </style:style>
    <style:style style:name="MP4" style:family="paragraph" style:parent-style-name="Header_20_left">
      <style:text-properties fo:font-size="10pt" style:text-underline-style="solid" style:text-underline-width="auto" style:text-underline-color="font-color" style:font-size-asian="10pt" style:font-size-complex="10pt"/>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left">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6" style:page-usage="right">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loext:hidden="true" style:hidden="true" style:page-layout-name="Mpm1" draw:style-name="Mdp1">
      <style:header>
        <text:p text:style-name="MP1"/>
      </style:header>
      <style:footer>
        <text:p text:style-name="MP2"><text:page-number text:select-page="current">6</text:page-number></text:p>
      </style:footer>
    </style:master-page>
    <style:master-page style:name="Endnote" style:page-layout-name="Mpm2" draw:style-name="Mdp1"/>
    <style:master-page style:name="Footnote" style:page-layout-name="Mpm2" draw:style-name="Mdp1"/>
    <style:master-page style:name="First_20_Page" loext:hidden="true" style:hidden="true" style:display-name="First Page" style:page-layout-name="Mpm3" draw:style-name="Mdp1" style:next-style-name="Standard"/>
    <style:master-page style:name="First_20_Page_20__28_user_29_" style:display-name="First Page (user)" style:page-layout-name="Mpm4" draw:style-name="Mdp1" style:next-style-name="Left_20_Page">
      <style:header>
        <text:p text:style-name="Header"/>
      </style:header>
    </style:master-page>
    <style:master-page style:name="Left_20_Page" style:display-name="Left Page" style:page-layout-name="Mpm5" draw:style-name="Mdp1" style:next-style-name="Right_20_Page">
      <style:header>
        <text:p text:style-name="Header"><text:page-number text:select-page="current">0</text:page-number></text:p>
      </style:header>
      <style:header-first>
        <text:p text:style-name="MP3"><text:page-number text:select-page="current">0</text:page-number><text:tab/><text:tab/><text:tab/></text:p>
      </style:header-first>
    </style:master-page>
    <style:master-page style:name="Right_20_Page" style:display-name="Right Page" style:page-layout-name="Mpm6" draw:style-name="Mdp1" style:next-style-name="Left_20_Page">
      <style:header>
        <text:p text:style-name="Header"/>
      </style:header>
      <style:header-first>
        <text:p text:style-name="MP4"><text:tab/><text:tab/><text:tab/><text:page-number text:select-page="current">0</text:page-number></text:p>
      </style:header-first>
    </style:master-page>
    <style:master-page style:name="Index"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0T12:14:47.129445988</meta:creation-date>
    <meta:editing-duration>PT7M2S</meta:editing-duration>
    <meta:editing-cycles>7</meta:editing-cycles>
    <meta:generator>LibreOffice/7.3.7.2$Linux_X86_64 LibreOffice_project/30$Build-2</meta:generator>
    <dc:title>default IngAG</dc:title>
    <meta:initial-creator>Andreas Groß</meta:initial-creator>
    <dc:date>2023-11-12T19:14:17.150327183</dc:date>
    <dc:creator>Andreas Groß</dc:creator>
    <meta:document-statistic meta:table-count="0" meta:image-count="0" meta:object-count="0" meta:page-count="6" meta:paragraph-count="60" meta:word-count="2298" meta:character-count="15974" meta:non-whitespace-character-count="13649"/>
    <meta:user-defined meta:name="1 IssueType">FS Bulletin of </meta:user-defined>
    <meta:user-defined meta:name="2 IssueDate" meta:value-type="date">2020-01-01</meta:user-defined>
    <meta:user-defined meta:name="3 Addition"/>
    <meta:user-defined meta:name="4 Revision"/>
    <meta:user-defined meta:name="5 IssueNo" meta:value-type="string"/>
    <meta:user-defined meta:name="6 RevisedLine" meta:value-type="string"/>
    <meta:user-defined meta:name="7 Distribution" meta:value-type="string">Remimeo</meta:user-defined>
    <meta:user-defined meta:name="8 Title" meta:value-type="string">title</meta:user-defined>
    <meta:user-defined meta:name="9 Title2" meta:value-type="string"/>
    <meta:template xlink:type="simple" xlink:actuate="onRequest" xlink:title="default IngAG" xlink:href="../../.config/libreoffice/4/user/template/Vorlagen/default%20IngAG1.ott" meta:date="2021-06-20T12:14:46.695386842"/>
  </office:meta>
</office:document-meta>
</file>

<file path=Dialogs/Standard/Startdialog.xml><?xml version="1.0" encoding="utf-8"?>
<!DOCTYPE window  PUBLIC '-//OpenOffice.org//DTD OfficeDocument 1.0//EN'  'dialog.dtd'>
<dlg:window xmlns:dlg="http://openoffice.org/2000/dialog" xmlns:script="http://openoffice.org/2000/script" dlg:id="Startdialog" dlg:left="619" dlg:top="153" dlg:width="207" dlg:height="157" dlg:closeable="true" dlg:moveable="true">
  <dlg:bulletinboard>
    <dlg:textfield dlg:id="TextField1" dlg:tab-index="0" dlg:left="-475" dlg:top="-111" dlg:width="377" dlg:height="26"/>
    <dlg:combobox dlg:id="ComboBox1" dlg:tab-index="1" dlg:left="-477" dlg:top="-72" dlg:width="269" dlg:height="24" dlg:spin="true">
      <dlg:menupopup>
        <dlg:menuitem dlg:value="FSB;FSPL"/>
      </dlg:menupopup>
    </dlg:combobox>
    <dlg:combobox dlg:id="ComboBox2" dlg:tab-index="2" dlg:left="-391" dlg:top="70" dlg:width="4" dlg:height="5" dlg:spin="true"/>
    <dlg:text dlg:id="Label1" dlg:tab-index="3" dlg:left="-615" dlg:top="-74" dlg:width="131" dlg:height="26" dlg:value="Typ"/>
    <dlg:text dlg:id="Label2" dlg:tab-index="4" dlg:left="-617" dlg:top="-115" dlg:width="134" dlg:height="26" dlg:value="Titel"/>
    <dlg:datefield dlg:id="DateField1" dlg:tab-index="5" dlg:left="-475" dlg:top="-33" dlg:width="267" dlg:height="93"/>
    <dlg:text dlg:id="Label3" dlg:tab-index="6" dlg:left="-615" dlg:top="-35" dlg:width="124" dlg:height="19" dlg:value="Datum der Ausgab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Startdialog"/>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